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ff5429" draw:marker-start-width="0.242cm" draw:marker-end-width="0.242cm" draw:fill="none" draw:opacity="50%" draw:opacity-name="" draw:textarea-horizontal-align="justify" draw:textarea-vertical-align="middle" draw:auto-grow-height="false" fo:min-height="1.722cm" fo:min-width="27.472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7cm"/>
    </style:style>
    <style:style style:name="gr3" style:family="graphic" style:parent-style-name="standard">
      <style:graphic-properties svg:stroke-color="#000000" draw:fill-color="#000000" draw:opacity="99%" draw:textarea-horizontal-align="justify" draw:textarea-vertical-align="middle" draw:auto-grow-height="false" fo:min-height="0.15cm" fo:min-width="5.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55cm" fo:min-width="10.3cm"/>
    </style:style>
    <style:style style:name="gr5" style:family="graphic" style:parent-style-name="standard">
      <style:graphic-properties draw:stroke="dash" draw:stroke-dash="Fine_20_Dotted" svg:stroke-color="#3465a4" draw:fill-color="#000000" draw:textarea-horizontal-align="justify" draw:textarea-vertical-align="middle" draw:auto-grow-height="false" fo:min-height="0.55cm" fo:min-width="7.7cm"/>
    </style:style>
    <style:style style:name="gr6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0.15cm" fo:min-width="6.7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99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2cm" svg:x="0cm" svg:y="1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2cm" svg:x="1.8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2cm" svg:x="1.8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2cm" svg:x="1.8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cm" svg:height="0.4cm" svg:x="6.8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cm" svg:height="0.4cm" svg:x="6.8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cm" svg:height="0.4cm" svg:x="6.8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8cm" svg:height="0.8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2cm" svg:height="0.8cm" svg:x="1.8cm" svg:y="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cm" svg:height="0.4cm" svg:x="10.1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0-15T01:58:51.813440584</meta:creation-date>
    <dc:date>2020-10-15T02:18:40.147962357</dc:date>
    <meta:editing-duration>PT9M36S</meta:editing-duration>
    <meta:editing-cycles>1</meta:editing-cycles>
    <meta:document-statistic meta:object-count="34"/>
    <meta:generator>LibreOffice/6.3.4.2$Linux_X86_64 LibreOffice_project/60da17e045e08f1793c57c00ba83cdfce946d0aa</meta:generator>
  </office:meta>
</office:document-meta>
</file>